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T2" style:family="text">
      <style:text-properties/>
    </style:style>
    <style:style style:name="P1" style:family="paragraph">
      <style:paragraph-properties/>
    </style:style>
  </office:automatic-styles>
  <office:body>
    <office:text>
      <text:p text:style-name="P1"><text:span text:style-name="T1"># Consul</text:span></text:p>
      <text:p text:style-name="P1"><text:span text:style-name="T2">Difference between server and agent mode</text:span></text:p>
      <text:p text:style-name="P1"><text:span text:style-name="T2">Combining many clusters of one to one cluster of many</text:span></text:p>
      <text:p text:style-name="P1"><text:span text:style-name="T2">Discovering services</text:span></text:p>
      <text:p text:style-name="P1"><text:span text:style-name="T2">Register services</text:span></text:p>
      <text:p text:style-name="P1"><text:span text:style-name="T2">Updating service definitions</text:span></text:p>
      <text:p text:style-name="P1"><text:span text:style-name="T2">Setting application configuration with ‘envconsul’</text:span></text:p>
      <text:p text:style-name="P1"><text:span text:style-name="T2">Consensus protocol: Start n/2+1 nodes in server mode</text:span></text:p>
      <text:p text:style-name="P1"><text:span text:style-name="T2">Consul DNS as load balancer</text:span></text:p>
      <text:p text:style-name="P1"/>
      <text:p text:style-name="P1"><text:span text:style-name="T1">Title</text:span></text:p>
      <text:p text:style-name="P1"><text:span text:style-name="T2">Consul’s Strength in DevOps</text:span></text:p>
      <text:p text:style-name="P1"/>
      <text:p text:style-name="P1"><text:span text:style-name="T2">HAProxy - Consul ?</text:span></text:p>
      <text:p text:style-name="P1"/>
      <text:p text:style-name="P1"><text:span text:style-name="T1">Style:</text:span></text:p>
      <text:p text:style-name="P1"><text:span text:style-name="T2">101</text:span></text:p>
      <text:p text:style-name="P1"><text:span text:style-name="T2">Tutorial</text:span></text:p>
      <text:p text:style-name="P1"><text:span text:style-name="T2">Application</text:span></text:p>
      <text:p text:style-name="P1"><text:span text:style-name="T2">Experience</text:span></text:p>
      <text:p text:style-name="P1"><text:span text:style-name="T2">Discussing concrete question</text:span></text:p>
      <text:p text:style-name="P1"><text:span text:style-name="T2">Extra value of combining technologies</text:span></text:p>
    </office:text>
  </office:body>
</office:document-content>
</file>

<file path=styles.xml><?xml version="1.0" encoding="utf-8"?>
<office:document-styles xmlns:office="urn:oasis:names:tc:opendocument:xmlns:office:1.0" office:version="1.2"/>
</file>